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3.svm" manifest:media-type=""/>
  <manifest:file-entry manifest:full-path="Pictures/100007FA000001C6000001C5671A29C8.svg" manifest:media-type="image/svg+xml"/>
  <manifest:file-entry manifest:full-path="Pictures/TablePreview2.svm" manifest:media-type=""/>
  <manifest:file-entry manifest:full-path="Pictures/100006A2000001A8000001A82D516471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2.565cm"/>
    </style:style>
    <style:style style:name="co1" style:family="table-column">
      <style:table-column-properties style:column-width="14.099cm" style:use-optimal-column-width="false"/>
    </style:style>
    <style:style style:name="co2" style:family="table-column">
      <style:table-column-properties style:column-width="25.187cm" style:use-optimal-column-width="false"/>
    </style:style>
    <style:style style:name="ro1" style:family="table-row">
      <style:table-row-properties style:row-height="5.065cm"/>
    </style:style>
    <style:style style:name="ce1" style:family="table-cell">
      <style:graphic-properties draw:fill-color="#f0f9f9" style:repeat="repeat"/>
      <style:paragraph-properties fo:border="0.03pt solid #ffffff"/>
      <style:text-properties fo:font-size="18pt" style:font-size-asian="18pt" style:font-size-complex="18pt"/>
    </style:style>
    <style:style style:name="ce2" style:family="table-cell">
      <style:graphic-properties draw:fill-color="#f0f9f9" style:repeat="repeat"/>
      <style:paragraph-properties fo:border="0.03pt solid #ffffff"/>
      <style:text-properties style:text-line-through-style="none" style:text-line-through-type="none" fo:font-size="18pt" style:font-size-asian="18pt" style:font-size-complex="18pt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32pt"/>
    </style:style>
    <style:style style:name="T1" style:family="text">
      <style:text-properties fo:font-size="24pt" fo:font-style="italic" style:font-size-asian="24pt" style:font-style-asian="italic" style:font-size-complex="24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3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0000ff" fo:font-size="26pt" style:font-size-asian="26pt" style:font-size-complex="26pt"/>
    </style:style>
    <style:style style:name="T9" style:family="text">
      <style:text-properties fo:color="#004a43" fo:font-size="18pt"/>
    </style:style>
    <style:style style:name="T10" style:family="text">
      <style:text-properties fo:color="#800000" fo:font-size="18pt"/>
    </style:style>
    <style:style style:name="T11" style:family="text">
      <style:text-properties fo:color="#40015a" fo:font-size="18pt"/>
    </style:style>
    <style:style style:name="T12" style:family="text">
      <style:text-properties fo:font-size="18pt"/>
    </style:style>
    <style:style style:name="T13" style:family="text">
      <style:text-properties fo:color="#200080" fo:font-size="18pt" fo:font-weight="bold" style:font-weight-asian="bold" style:font-weight-complex="bold"/>
    </style:style>
    <style:style style:name="T14" style:family="text">
      <style:text-properties fo:color="#406080" fo:font-size="18pt"/>
    </style:style>
    <style:style style:name="T15" style:family="text">
      <style:text-properties fo:color="#e34adc" fo:font-size="18pt"/>
    </style:style>
    <style:style style:name="T16" style:family="text">
      <style:text-properties fo:color="#308080" fo:font-size="18pt"/>
    </style:style>
    <style:style style:name="T17" style:family="text">
      <style:text-properties fo:color="#200080" fo:font-weight="bold" style:font-weight-asian="bold" style:font-weight-complex="bold"/>
    </style:style>
    <style:style style:name="T18" style:family="text">
      <style:text-properties fo:color="#406080"/>
    </style:style>
    <style:style style:name="T19" style:family="text">
      <style:text-properties fo:color="#e34adc"/>
    </style:style>
    <style:style style:name="T20" style:family="text">
      <style:text-properties fo:color="#308080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font-size="18pt" fo:font-style="italic" style:font-size-asian="18pt" style:font-style-asian="italic" style:font-size-complex="18pt" style:font-style-complex="italic"/>
    </style:style>
    <style:style style:name="T23" style:family="text">
      <style:text-properties fo:font-size="32pt" style:text-underline-style="solid" style:text-underline-width="auto" style:text-underline-color="font-color"/>
    </style:style>
    <style:style style:name="T24" style:family="text">
      <style:text-properties fo:color="#200080" style:text-line-through-style="solid" style:text-line-through-type="single" fo:font-size="18pt" fo:font-weight="bold" style:font-size-asian="18pt" style:font-weight-asian="bold" style:font-size-complex="18pt" style:font-weight-complex="bold"/>
    </style:style>
    <style:style style:name="T25" style:family="text">
      <style:text-properties style:text-line-through-style="solid" style:text-line-through-type="single" fo:font-size="18pt" style:font-size-asian="18pt" style:font-size-complex="18pt"/>
    </style:style>
    <style:style style:name="T26" style:family="text">
      <style:text-properties fo:color="#406080" style:text-line-through-style="solid" style:text-line-through-type="single" fo:font-size="18pt" style:font-size-asian="18pt" style:font-size-complex="18pt"/>
    </style:style>
    <style:style style:name="T27" style:family="text">
      <style:text-properties fo:color="#406080" style:text-line-through-style="none" style:text-line-through-type="none" fo:font-size="18pt" style:font-size-asian="18pt" style:font-size-complex="18pt"/>
    </style:style>
    <style:style style:name="T28" style:family="text">
      <style:text-properties fo:color="#00ae00" style:text-line-through-style="none" style:text-line-through-type="none" fo:font-size="18pt" fo:font-weight="bold" style:font-size-asian="18pt" style:font-weight-asian="bold" style:font-size-complex="18pt" style:font-weight-complex="bold"/>
    </style:style>
    <style:style style:name="T29" style:family="text">
      <style:text-properties fo:color="#200080" style:text-line-through-style="solid" style:text-line-through-type="single" fo:font-weight="bold" style:font-weight-asian="bold" style:font-weight-complex="bold"/>
    </style:style>
    <style:style style:name="T30" style:family="text">
      <style:text-properties style:text-line-through-style="solid" style:text-line-through-type="single" fo:font-weight="bold" style:font-weight-asian="bold" style:font-weight-complex="bold"/>
    </style:style>
    <style:style style:name="T31" style:family="text">
      <style:text-properties style:text-line-through-style="solid" style:text-line-through-type="single" fo:font-weight="normal" style:font-weight-asian="normal" style:font-weight-complex="normal"/>
    </style:style>
    <style:style style:name="T32" style:family="text">
      <style:text-properties fo:color="#406080" style:text-line-through-style="solid" style:text-line-through-type="single" fo:font-weight="normal" style:font-weight-asian="normal" style:font-weight-complex="normal"/>
    </style:style>
    <style:style style:name="T33" style:family="text">
      <style:text-properties fo:color="#004a43" fo:font-weight="bold" style:font-weight-asian="bold" style:font-weight-complex="bold"/>
    </style:style>
    <style:style style:name="T34" style:family="text">
      <style:text-properties fo:color="#800000" fo:font-weight="bold" style:font-weight-asian="bold" style:font-weight-complex="bold"/>
    </style:style>
    <style:style style:name="T35" style:family="text">
      <style:text-properties fo:color="#40015a" fo:font-weight="bold" style:font-weight-asian="bold" style:font-weight-complex="bold"/>
    </style:style>
    <style:style style:name="T36" style:family="text">
      <style:text-properties fo:color="#00ae00" fo:font-weight="bold" style:font-weight-asian="bold" style:font-weight-complex="bold"/>
    </style:style>
    <style:style style:name="T37" style:family="text">
      <style:text-properties style:text-line-through-style="solid" style:text-line-through-type="single"/>
    </style:style>
    <style:style style:name="T38" style:family="text">
      <style:text-properties fo:color="#406080" style:text-line-through-style="solid" style:text-line-through-type="single"/>
    </style:style>
    <style:style style:name="T39" style:family="text">
      <style:text-properties style:text-line-through-style="none" style:text-line-through-type="none" fo:font-size="18pt" style:font-size-asian="18pt" style:font-size-complex="18pt"/>
    </style:style>
    <style:style style:name="T40" style:family="text">
      <style:text-properties fo:color="#800000" style:text-line-through-style="none" style:text-line-through-type="none" fo:font-size="18pt" style:font-size-asian="18pt" style:font-size-complex="18pt"/>
    </style:style>
    <style:style style:name="T41" style:family="text">
      <style:text-properties fo:color="#1060b6" style:text-line-through-style="none" style:text-line-through-type="none" fo:font-size="18pt" style:font-size-asian="18pt" style:font-size-complex="18pt"/>
    </style:style>
    <style:style style:name="T42" style:family="text">
      <style:text-properties fo:color="#00ae00" style:text-line-through-style="none" style:text-line-through-type="none" fo:font-size="18pt" style:font-size-asian="18pt" style:font-size-complex="18pt"/>
    </style:style>
    <style:style style:name="T43" style:family="text">
      <style:text-properties fo:color="#0000ff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6A2000001A8000001A82D516471.svg" xlink:type="simple" xlink:show="embed" xlink:actuate="onLoad">
        <style:list-level-properties text:min-label-width="0.6cm" style:vertical-pos="middle" style:vertical-rel="line" fo:width="0.424cm" fo:height="0.424cm"/>
      </text:list-level-style-image>
      <text:list-level-style-image text:level="2" xlink:href="Pictures/100006A2000001A8000001A82D516471.svg" xlink:type="simple" xlink:show="embed" xlink:actuate="onLoad">
        <style:list-level-properties text:space-before="0.6cm" text:min-label-width="0.6cm" style:vertical-pos="middle" style:vertical-rel="line" fo:width="0.424cm" fo:height="0.424cm"/>
      </text:list-level-style-image>
      <text:list-level-style-image text:level="3" xlink:href="Pictures/100006A2000001A8000001A82D516471.svg" xlink:type="simple" xlink:show="embed" xlink:actuate="onLoad">
        <style:list-level-properties text:space-before="1.2cm" text:min-label-width="0.6cm" style:vertical-pos="middle" style:vertical-rel="line" fo:width="0.424cm" fo:height="0.424cm"/>
      </text:list-level-style-image>
      <text:list-level-style-image text:level="4" xlink:href="Pictures/100006A2000001A8000001A82D516471.svg" xlink:type="simple" xlink:show="embed" xlink:actuate="onLoad">
        <style:list-level-properties text:space-before="1.8cm" text:min-label-width="0.6cm" style:vertical-pos="middle" style:vertical-rel="line" fo:width="0.424cm" fo:height="0.424cm"/>
      </text:list-level-style-image>
      <text:list-level-style-image text:level="5" xlink:href="Pictures/100006A2000001A8000001A82D516471.svg" xlink:type="simple" xlink:show="embed" xlink:actuate="onLoad">
        <style:list-level-properties text:space-before="2.4cm" text:min-label-width="0.6cm" style:vertical-pos="middle" style:vertical-rel="line" fo:width="0.424cm" fo:height="0.424cm"/>
      </text:list-level-style-image>
      <text:list-level-style-image text:level="6" xlink:href="Pictures/100006A2000001A8000001A82D516471.svg" xlink:type="simple" xlink:show="embed" xlink:actuate="onLoad">
        <style:list-level-properties text:space-before="3cm" text:min-label-width="0.6cm" style:vertical-pos="middle" style:vertical-rel="line" fo:width="0.424cm" fo:height="0.424cm"/>
      </text:list-level-style-image>
      <text:list-level-style-image text:level="7" xlink:href="Pictures/100006A2000001A8000001A82D516471.svg" xlink:type="simple" xlink:show="embed" xlink:actuate="onLoad">
        <style:list-level-properties text:space-before="3.6cm" text:min-label-width="0.6cm" style:vertical-pos="middle" style:vertical-rel="line" fo:width="0.424cm" fo:height="0.424cm"/>
      </text:list-level-style-image>
      <text:list-level-style-image text:level="8" xlink:href="Pictures/100006A2000001A8000001A82D516471.svg" xlink:type="simple" xlink:show="embed" xlink:actuate="onLoad">
        <style:list-level-properties text:space-before="4.2cm" text:min-label-width="0.6cm" style:vertical-pos="middle" style:vertical-rel="line" fo:width="0.424cm" fo:height="0.424cm"/>
      </text:list-level-style-image>
      <text:list-level-style-image text:level="9" xlink:href="Pictures/100006A2000001A8000001A82D516471.svg" xlink:type="simple" xlink:show="embed" xlink:actuate="onLoad">
        <style:list-level-properties text:space-before="4.8cm" text:min-label-width="0.6cm" style:vertical-pos="middle" style:vertical-rel="line" fo:width="0.424cm" fo:height="0.424cm"/>
      </text:list-level-style-image>
      <text:list-level-style-image text:level="10" xlink:href="Pictures/100006A2000001A8000001A82D516471.svg" xlink:type="simple" xlink:show="embed" xlink:actuate="onLoad">
        <style:list-level-properties text:space-before="5.4cm" text:min-label-width="0.6cm" style:vertical-pos="middle" style:vertical-rel="line" fo:width="0.424cm" fo:height="0.424cm"/>
      </text:list-level-style-image>
    </text:list-style>
    <text:list-style style:name="L3">
      <text:list-level-style-image text:level="1" xlink:href="Pictures/100007FA000001C6000001C5671A29C8.svg" xlink:type="simple" xlink:show="embed" xlink:actuate="onLoad">
        <style:list-level-properties style:vertical-pos="middle" style:vertical-rel="line" fo:width="0.454cm" fo:height="0.453cm"/>
      </text:list-level-style-image>
      <text:list-level-style-image text:level="2" xlink:href="Pictures/100007FA000001C6000001C5671A29C8.svg" xlink:type="simple" xlink:show="embed" xlink:actuate="onLoad">
        <style:list-level-properties style:vertical-pos="middle" style:vertical-rel="line" fo:width="0.454cm" fo:height="0.453cm"/>
      </text:list-level-style-image>
      <text:list-level-style-image text:level="3" xlink:href="Pictures/100007FA000001C6000001C5671A29C8.svg" xlink:type="simple" xlink:show="embed" xlink:actuate="onLoad">
        <style:list-level-properties style:vertical-pos="middle" style:vertical-rel="line" fo:width="0.454cm" fo:height="0.453cm"/>
      </text:list-level-style-image>
      <text:list-level-style-image text:level="4" xlink:href="Pictures/100007FA000001C6000001C5671A29C8.svg" xlink:type="simple" xlink:show="embed" xlink:actuate="onLoad">
        <style:list-level-properties style:vertical-pos="middle" style:vertical-rel="line" fo:width="0.454cm" fo:height="0.453cm"/>
      </text:list-level-style-image>
      <text:list-level-style-image text:level="5" xlink:href="Pictures/100007FA000001C6000001C5671A29C8.svg" xlink:type="simple" xlink:show="embed" xlink:actuate="onLoad">
        <style:list-level-properties style:vertical-pos="middle" style:vertical-rel="line" fo:width="0.454cm" fo:height="0.453cm"/>
      </text:list-level-style-image>
      <text:list-level-style-image text:level="6" xlink:href="Pictures/100007FA000001C6000001C5671A29C8.svg" xlink:type="simple" xlink:show="embed" xlink:actuate="onLoad">
        <style:list-level-properties style:vertical-pos="middle" style:vertical-rel="line" fo:width="0.454cm" fo:height="0.453cm"/>
      </text:list-level-style-image>
      <text:list-level-style-image text:level="7" xlink:href="Pictures/100007FA000001C6000001C5671A29C8.svg" xlink:type="simple" xlink:show="embed" xlink:actuate="onLoad">
        <style:list-level-properties style:vertical-pos="middle" style:vertical-rel="line" fo:width="0.454cm" fo:height="0.453cm"/>
      </text:list-level-style-image>
      <text:list-level-style-image text:level="8" xlink:href="Pictures/100007FA000001C6000001C5671A29C8.svg" xlink:type="simple" xlink:show="embed" xlink:actuate="onLoad">
        <style:list-level-properties style:vertical-pos="middle" style:vertical-rel="line" fo:width="0.454cm" fo:height="0.453cm"/>
      </text:list-level-style-image>
      <text:list-level-style-image text:level="9" xlink:href="Pictures/100007FA000001C6000001C5671A29C8.svg" xlink:type="simple" xlink:show="embed" xlink:actuate="onLoad">
        <style:list-level-properties style:vertical-pos="middle" style:vertical-rel="line" fo:width="0.454cm" fo:height="0.453cm"/>
      </text:list-level-style-image>
      <text:list-level-style-image text:level="10" xlink:href="Pictures/100007FA000001C6000001C5671A29C8.svg" xlink:type="simple" xlink:show="embed" xlink:actuate="onLoad">
        <style:list-level-properties style:vertical-pos="middle" style:vertical-rel="line" fo:width="0.454cm" fo:height="0.453cm"/>
      </text:list-level-style-image>
    </text:list-style>
    <text:list-style style:name="L4">
      <text:list-level-style-bullet text:level="1" text:bullet-char="➔">
        <style:list-level-properties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/>
        <style:text-properties fo:font-family="StarSymbol" style:font-charset="x-symbol" fo:color="#000000" fo:font-size="45%"/>
      </text:list-level-style-bullet>
    </text:list-style>
    <text:list-style style:name="L5">
      <text:list-level-style-image text:level="1" xlink:href="Pictures/100007FA000001C6000001C5671A29C8.svg" xlink:type="simple" xlink:show="embed" xlink:actuate="onLoad">
        <style:list-level-properties text:min-label-width="0.6cm" style:vertical-pos="middle" style:vertical-rel="line" fo:width="0.454cm" fo:height="0.453cm"/>
      </text:list-level-style-image>
      <text:list-level-style-image text:level="2" xlink:href="Pictures/100007FA000001C6000001C5671A29C8.svg" xlink:type="simple" xlink:show="embed" xlink:actuate="onLoad">
        <style:list-level-properties text:space-before="0.6cm" text:min-label-width="0.6cm" style:vertical-pos="middle" style:vertical-rel="line" fo:width="0.454cm" fo:height="0.453cm"/>
      </text:list-level-style-image>
      <text:list-level-style-image text:level="3" xlink:href="Pictures/100007FA000001C6000001C5671A29C8.svg" xlink:type="simple" xlink:show="embed" xlink:actuate="onLoad">
        <style:list-level-properties text:space-before="1.2cm" text:min-label-width="0.6cm" style:vertical-pos="middle" style:vertical-rel="line" fo:width="0.454cm" fo:height="0.453cm"/>
      </text:list-level-style-image>
      <text:list-level-style-image text:level="4" xlink:href="Pictures/100007FA000001C6000001C5671A29C8.svg" xlink:type="simple" xlink:show="embed" xlink:actuate="onLoad">
        <style:list-level-properties text:space-before="1.8cm" text:min-label-width="0.6cm" style:vertical-pos="middle" style:vertical-rel="line" fo:width="0.454cm" fo:height="0.453cm"/>
      </text:list-level-style-image>
      <text:list-level-style-image text:level="5" xlink:href="Pictures/100007FA000001C6000001C5671A29C8.svg" xlink:type="simple" xlink:show="embed" xlink:actuate="onLoad">
        <style:list-level-properties text:space-before="2.4cm" text:min-label-width="0.6cm" style:vertical-pos="middle" style:vertical-rel="line" fo:width="0.454cm" fo:height="0.453cm"/>
      </text:list-level-style-image>
      <text:list-level-style-image text:level="6" xlink:href="Pictures/100007FA000001C6000001C5671A29C8.svg" xlink:type="simple" xlink:show="embed" xlink:actuate="onLoad">
        <style:list-level-properties text:space-before="3cm" text:min-label-width="0.6cm" style:vertical-pos="middle" style:vertical-rel="line" fo:width="0.454cm" fo:height="0.453cm"/>
      </text:list-level-style-image>
      <text:list-level-style-image text:level="7" xlink:href="Pictures/100007FA000001C6000001C5671A29C8.svg" xlink:type="simple" xlink:show="embed" xlink:actuate="onLoad">
        <style:list-level-properties text:space-before="3.6cm" text:min-label-width="0.6cm" style:vertical-pos="middle" style:vertical-rel="line" fo:width="0.454cm" fo:height="0.453cm"/>
      </text:list-level-style-image>
      <text:list-level-style-image text:level="8" xlink:href="Pictures/100007FA000001C6000001C5671A29C8.svg" xlink:type="simple" xlink:show="embed" xlink:actuate="onLoad">
        <style:list-level-properties text:space-before="4.2cm" text:min-label-width="0.6cm" style:vertical-pos="middle" style:vertical-rel="line" fo:width="0.454cm" fo:height="0.453cm"/>
      </text:list-level-style-image>
      <text:list-level-style-image text:level="9" xlink:href="Pictures/100007FA000001C6000001C5671A29C8.svg" xlink:type="simple" xlink:show="embed" xlink:actuate="onLoad">
        <style:list-level-properties text:space-before="4.8cm" text:min-label-width="0.6cm" style:vertical-pos="middle" style:vertical-rel="line" fo:width="0.454cm" fo:height="0.453cm"/>
      </text:list-level-style-image>
      <text:list-level-style-image text:level="10" xlink:href="Pictures/100007FA000001C6000001C5671A29C8.svg" xlink:type="simple" xlink:show="embed" xlink:actuate="onLoad">
        <style:list-level-properties text:space-before="5.4cm" text:min-label-width="0.6cm" style:vertical-pos="middle" style:vertical-rel="line" fo:width="0.454cm" fo:height="0.453cm"/>
      </text:list-level-style-image>
    </text:list-style>
    <text:list-style style:name="L6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image text:level="1" xlink:href="Pictures/100006A2000001A8000001A82D516471.svg" xlink:type="simple" xlink:show="embed" xlink:actuate="onLoad">
        <style:list-level-properties text:min-label-width="0.6cm" style:vertical-pos="middle" style:vertical-rel="line" fo:width="0.454cm" fo:height="0.453cm"/>
      </text:list-level-style-image>
      <text:list-level-style-image text:level="2" xlink:href="Pictures/100006A2000001A8000001A82D516471.svg" xlink:type="simple" xlink:show="embed" xlink:actuate="onLoad">
        <style:list-level-properties text:space-before="0.6cm" text:min-label-width="0.6cm" style:vertical-pos="middle" style:vertical-rel="line" fo:width="0.454cm" fo:height="0.453cm"/>
      </text:list-level-style-image>
      <text:list-level-style-image text:level="3" xlink:href="Pictures/100006A2000001A8000001A82D516471.svg" xlink:type="simple" xlink:show="embed" xlink:actuate="onLoad">
        <style:list-level-properties text:space-before="1.2cm" text:min-label-width="0.6cm" style:vertical-pos="middle" style:vertical-rel="line" fo:width="0.454cm" fo:height="0.453cm"/>
      </text:list-level-style-image>
      <text:list-level-style-image text:level="4" xlink:href="Pictures/100006A2000001A8000001A82D516471.svg" xlink:type="simple" xlink:show="embed" xlink:actuate="onLoad">
        <style:list-level-properties text:space-before="1.8cm" text:min-label-width="0.6cm" style:vertical-pos="middle" style:vertical-rel="line" fo:width="0.454cm" fo:height="0.453cm"/>
      </text:list-level-style-image>
      <text:list-level-style-image text:level="5" xlink:href="Pictures/100006A2000001A8000001A82D516471.svg" xlink:type="simple" xlink:show="embed" xlink:actuate="onLoad">
        <style:list-level-properties text:space-before="2.4cm" text:min-label-width="0.6cm" style:vertical-pos="middle" style:vertical-rel="line" fo:width="0.454cm" fo:height="0.453cm"/>
      </text:list-level-style-image>
      <text:list-level-style-image text:level="6" xlink:href="Pictures/100006A2000001A8000001A82D516471.svg" xlink:type="simple" xlink:show="embed" xlink:actuate="onLoad">
        <style:list-level-properties text:space-before="3cm" text:min-label-width="0.6cm" style:vertical-pos="middle" style:vertical-rel="line" fo:width="0.454cm" fo:height="0.453cm"/>
      </text:list-level-style-image>
      <text:list-level-style-image text:level="7" xlink:href="Pictures/100006A2000001A8000001A82D516471.svg" xlink:type="simple" xlink:show="embed" xlink:actuate="onLoad">
        <style:list-level-properties text:space-before="3.6cm" text:min-label-width="0.6cm" style:vertical-pos="middle" style:vertical-rel="line" fo:width="0.454cm" fo:height="0.453cm"/>
      </text:list-level-style-image>
      <text:list-level-style-image text:level="8" xlink:href="Pictures/100006A2000001A8000001A82D516471.svg" xlink:type="simple" xlink:show="embed" xlink:actuate="onLoad">
        <style:list-level-properties text:space-before="4.2cm" text:min-label-width="0.6cm" style:vertical-pos="middle" style:vertical-rel="line" fo:width="0.454cm" fo:height="0.453cm"/>
      </text:list-level-style-image>
      <text:list-level-style-image text:level="9" xlink:href="Pictures/100006A2000001A8000001A82D516471.svg" xlink:type="simple" xlink:show="embed" xlink:actuate="onLoad">
        <style:list-level-properties text:space-before="4.8cm" text:min-label-width="0.6cm" style:vertical-pos="middle" style:vertical-rel="line" fo:width="0.454cm" fo:height="0.453cm"/>
      </text:list-level-style-image>
      <text:list-level-style-image text:level="10" xlink:href="Pictures/100006A2000001A8000001A82D516471.svg" xlink:type="simple" xlink:show="embed" xlink:actuate="onLoad">
        <style:list-level-properties text:space-before="5.4cm" text:min-label-width="0.6cm" style:vertical-pos="middle" style:vertical-rel="line" fo:width="0.454cm" fo:height="0.453cm"/>
      </text:list-level-style-image>
    </text:list-style>
    <text:list-style style:name="L8">
      <text:list-level-style-image text:level="1" xlink:href="Pictures/100006A2000001A8000001A82D516471.svg" xlink:type="simple" xlink:show="embed" xlink:actuate="onLoad">
        <style:list-level-properties style:vertical-pos="middle" style:vertical-rel="line" fo:width="0.424cm" fo:height="0.424cm"/>
      </text:list-level-style-image>
      <text:list-level-style-image text:level="2" xlink:href="Pictures/100006A2000001A8000001A82D516471.svg" xlink:type="simple" xlink:show="embed" xlink:actuate="onLoad">
        <style:list-level-properties style:vertical-pos="middle" style:vertical-rel="line" fo:width="0.424cm" fo:height="0.424cm"/>
      </text:list-level-style-image>
      <text:list-level-style-image text:level="3" xlink:href="Pictures/100006A2000001A8000001A82D516471.svg" xlink:type="simple" xlink:show="embed" xlink:actuate="onLoad">
        <style:list-level-properties style:vertical-pos="middle" style:vertical-rel="line" fo:width="0.424cm" fo:height="0.424cm"/>
      </text:list-level-style-image>
      <text:list-level-style-image text:level="4" xlink:href="Pictures/100006A2000001A8000001A82D516471.svg" xlink:type="simple" xlink:show="embed" xlink:actuate="onLoad">
        <style:list-level-properties style:vertical-pos="middle" style:vertical-rel="line" fo:width="0.424cm" fo:height="0.424cm"/>
      </text:list-level-style-image>
      <text:list-level-style-image text:level="5" xlink:href="Pictures/100006A2000001A8000001A82D516471.svg" xlink:type="simple" xlink:show="embed" xlink:actuate="onLoad">
        <style:list-level-properties style:vertical-pos="middle" style:vertical-rel="line" fo:width="0.424cm" fo:height="0.424cm"/>
      </text:list-level-style-image>
      <text:list-level-style-image text:level="6" xlink:href="Pictures/100006A2000001A8000001A82D516471.svg" xlink:type="simple" xlink:show="embed" xlink:actuate="onLoad">
        <style:list-level-properties style:vertical-pos="middle" style:vertical-rel="line" fo:width="0.424cm" fo:height="0.424cm"/>
      </text:list-level-style-image>
      <text:list-level-style-image text:level="7" xlink:href="Pictures/100006A2000001A8000001A82D516471.svg" xlink:type="simple" xlink:show="embed" xlink:actuate="onLoad">
        <style:list-level-properties style:vertical-pos="middle" style:vertical-rel="line" fo:width="0.424cm" fo:height="0.424cm"/>
      </text:list-level-style-image>
      <text:list-level-style-image text:level="8" xlink:href="Pictures/100006A2000001A8000001A82D516471.svg" xlink:type="simple" xlink:show="embed" xlink:actuate="onLoad">
        <style:list-level-properties style:vertical-pos="middle" style:vertical-rel="line" fo:width="0.424cm" fo:height="0.424cm"/>
      </text:list-level-style-image>
      <text:list-level-style-image text:level="9" xlink:href="Pictures/100006A2000001A8000001A82D516471.svg" xlink:type="simple" xlink:show="embed" xlink:actuate="onLoad">
        <style:list-level-properties style:vertical-pos="middle" style:vertical-rel="line" fo:width="0.424cm" fo:height="0.424cm"/>
      </text:list-level-style-image>
      <text:list-level-style-image text:level="10" xlink:href="Pictures/100006A2000001A8000001A82D516471.svg" xlink:type="simple" xlink:show="embed" xlink:actuate="onLoad">
        <style:list-level-properties style:vertical-pos="middle" style:vertical-rel="line" fo:width="0.424cm" fo:height="0.424cm"/>
      </text:list-level-style-image>
    </text:list-style>
    <text:list-style style:name="L9">
      <text:list-level-style-image text:level="1" xlink:href="Pictures/100007FA000001C6000001C5671A29C8.svg" xlink:type="simple" xlink:show="embed" xlink:actuate="onLoad">
        <style:list-level-properties text:min-label-width="0.6cm" style:vertical-pos="middle" style:vertical-rel="line" fo:width="0.424cm" fo:height="0.424cm"/>
      </text:list-level-style-image>
      <text:list-level-style-image text:level="2" xlink:href="Pictures/100007FA000001C6000001C5671A29C8.svg" xlink:type="simple" xlink:show="embed" xlink:actuate="onLoad">
        <style:list-level-properties text:space-before="0.6cm" text:min-label-width="0.6cm" style:vertical-pos="middle" style:vertical-rel="line" fo:width="0.424cm" fo:height="0.424cm"/>
      </text:list-level-style-image>
      <text:list-level-style-image text:level="3" xlink:href="Pictures/100007FA000001C6000001C5671A29C8.svg" xlink:type="simple" xlink:show="embed" xlink:actuate="onLoad">
        <style:list-level-properties text:space-before="1.2cm" text:min-label-width="0.6cm" style:vertical-pos="middle" style:vertical-rel="line" fo:width="0.424cm" fo:height="0.424cm"/>
      </text:list-level-style-image>
      <text:list-level-style-image text:level="4" xlink:href="Pictures/100007FA000001C6000001C5671A29C8.svg" xlink:type="simple" xlink:show="embed" xlink:actuate="onLoad">
        <style:list-level-properties text:space-before="1.8cm" text:min-label-width="0.6cm" style:vertical-pos="middle" style:vertical-rel="line" fo:width="0.424cm" fo:height="0.424cm"/>
      </text:list-level-style-image>
      <text:list-level-style-image text:level="5" xlink:href="Pictures/100007FA000001C6000001C5671A29C8.svg" xlink:type="simple" xlink:show="embed" xlink:actuate="onLoad">
        <style:list-level-properties text:space-before="2.4cm" text:min-label-width="0.6cm" style:vertical-pos="middle" style:vertical-rel="line" fo:width="0.424cm" fo:height="0.424cm"/>
      </text:list-level-style-image>
      <text:list-level-style-image text:level="6" xlink:href="Pictures/100007FA000001C6000001C5671A29C8.svg" xlink:type="simple" xlink:show="embed" xlink:actuate="onLoad">
        <style:list-level-properties text:space-before="3cm" text:min-label-width="0.6cm" style:vertical-pos="middle" style:vertical-rel="line" fo:width="0.424cm" fo:height="0.424cm"/>
      </text:list-level-style-image>
      <text:list-level-style-image text:level="7" xlink:href="Pictures/100007FA000001C6000001C5671A29C8.svg" xlink:type="simple" xlink:show="embed" xlink:actuate="onLoad">
        <style:list-level-properties text:space-before="3.6cm" text:min-label-width="0.6cm" style:vertical-pos="middle" style:vertical-rel="line" fo:width="0.424cm" fo:height="0.424cm"/>
      </text:list-level-style-image>
      <text:list-level-style-image text:level="8" xlink:href="Pictures/100007FA000001C6000001C5671A29C8.svg" xlink:type="simple" xlink:show="embed" xlink:actuate="onLoad">
        <style:list-level-properties text:space-before="4.2cm" text:min-label-width="0.6cm" style:vertical-pos="middle" style:vertical-rel="line" fo:width="0.424cm" fo:height="0.424cm"/>
      </text:list-level-style-image>
      <text:list-level-style-image text:level="9" xlink:href="Pictures/100007FA000001C6000001C5671A29C8.svg" xlink:type="simple" xlink:show="embed" xlink:actuate="onLoad">
        <style:list-level-properties text:space-before="4.8cm" text:min-label-width="0.6cm" style:vertical-pos="middle" style:vertical-rel="line" fo:width="0.424cm" fo:height="0.424cm"/>
      </text:list-level-style-image>
      <text:list-level-style-image text:level="10" xlink:href="Pictures/100007FA000001C6000001C5671A29C8.svg" xlink:type="simple" xlink:show="embed" xlink:actuate="onLoad">
        <style:list-level-properties text:space-before="5.4cm" text:min-label-width="0.6cm" style:vertical-pos="middle" style:vertical-rel="line" fo:width="0.424cm" fo:height="0.424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s in C++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Coming soon …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s in C++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Coming soon …</text:p>
            <text:p/>
            <text:p><text:span text:style-name="T1">40 ans après Modula (Niklaus Wirth – 1975)</text:span></text:p>
            <text:p><text:span text:style-name="T1"/></text:p>
            <text:p><text:span text:style-name="T1">… </text:span><text:span text:style-name="T1">probablement pas dans le standard ISO C++1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s in C++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Coming soon …</text:p>
            <text:p/>
            <text:p><text:span text:style-name="T1">40 ans après Modula (Niklaus Wirth – 1975)</text:span></text:p>
            <text:p><text:span text:style-name="T1"/></text:p>
            <text:p><text:span text:style-name="T1">… </text:span><text:span text:style-name="T1">probablement pas dans le standard ISO C++17</text:span></text:p>
            <text:p><text:span text:style-name="T1"/></text:p>
            <text:p>Un avant goût aujourd'hui grâce à Clang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s in C++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 text:style-name="P1">Qu'entend-t-on derrière le terme “module” ?</text:p>
            <text:p/>
            <text:list text:style-name="L1">
              <text:list-item>
                <text:p text:style-name="P1"><text:span text:style-name="T2">Une bibliothèque avec une interface bien définie</text:span></text:p>
              </text:list-item>
              <text:list-item>
                <text:p text:style-name="P1"><text:span text:style-name="T2">Le contrôle précis de ce qui est exposé (exporté) au clients</text:span></text:p>
              </text:list-item>
              <text:list-item>
                <text:p text:style-name="P1"><text:span text:style-name="T2">Le masquage des détails d'implémentation</text:span></text:p>
              </text:list-item>
              <text:list-item>
                <text:p text:style-name="P1"><text:span text:style-name="T2">Le masquage des dépendanc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s in C++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 text:style-name="P1"><text:span text:style-name="T3">N'est-on pas capable de faire tout cela aujourd'hui ?</text:span></text:p>
            <text:p/>
            <text:list text:style-name="L1">
              <text:list-item>
                <text:p text:style-name="P1"><text:span text:style-name="T2">Au niveau binaire : oui</text:span></text:p>
              </text:list-item>
              <text:list-item>
                <text:p text:style-name="P1"><text:span text:style-name="T2">Au niveau du langage C+ : partiellem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s in C++</text:p>
          </draw:text-box>
        </draw:frame>
        <draw:frame presentation:style-name="pr4" draw:layer="layout" svg:width="25.199cm" svg:height="12.565cm" svg:x="1.4cm" svg:y="4.721cm" presentation:class="subtitle" presentation:user-transformed="true">
          <draw:text-box>
            <text:p text:style-name="P1"><text:span text:style-name="T3">N'est-on pas capable de faire tout cela aujourd'hui ?</text:span></text:p>
            <text:p/>
            <text:list text:style-name="L1">
              <text:list-item>
                <text:p text:style-name="P1"><text:span text:style-name="T2">Au niveau binaire : oui</text:span></text:p>
              </text:list-item>
            </text:list>
            <text:p text:style-name="P1"><text:span text:style-name="T2"/></text:p>
            <text:list text:style-name="L2">
              <text:list-item>
                <text:p text:style-name="P1"><text:span text:style-name="T4">Shared/Dynamic library</text:span></text:p>
              </text:list-item>
              <text:list-item>
                <text:p text:style-name="P1"><text:span text:style-name="T4">Export et masquage supportés au niveau de la phase d'édition de lien (linker), et runtime (“loader”)</text:span></text:p>
              </text:list-item>
            </text:list>
            <text:list text:style-name="L3">
              <text:list-item>
                <text:p text:style-name="P2"><text:span text:style-name="T4"><text:s/></text:span><text:span text:style-name="T4">Editeur de lien et runtime sont language-agnostic : dans le code source, on ne fait qu'instruire l'éditeur de lien en accolant des attributs. Hors du périmètre du langage C++, non standardisé.</text:span></text:p>
              </text:list-item>
              <text:list-item>
                <text:p text:style-name="P1"><text:span text:style-name="T4"><text:s/></text:span><text:span text:style-name="T4">Variations irréconciables dans les détails de fonctionnement entre les plateformes (format ELF vs Mac-O vs PE, PIC vs Non-PIC, export/import implicite vs explicite)</text:span></text:p>
              </text:list-item>
            </text:list>
            <text:p text:style-name="P1"><text:span text:style-name="T4"/></text:p>
            <text:list text:style-name="L4">
              <text:list-item>
                <text:p text:style-name="P1"><text:span text:style-name="T5"><text:s/></text:span><text:span text:style-name="T5">Effort de standardisation possible pour les fonctionnalités de base, mais pas de révolution : pas de format binaire spécifique C++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s in C++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 text:style-name="P1"><text:span text:style-name="T3">N'est-on pas capable de faire tout cela aujourd'hui ?</text:span></text:p>
            <text:p/>
            <text:list text:style-name="L1">
              <text:list-item>
                <text:p text:style-name="P1"><text:span text:style-name="T2">Au niveau du langage C++: partiellement</text:span></text:p>
              </text:list-item>
            </text:list>
            <text:p text:style-name="P1"><text:span text:style-name="T2"/></text:p>
            <text:list text:style-name="L5">
              <text:list-item>
                <text:p text:style-name="P1"><text:span text:style-name="T5">Séparation en-têtes et source</text:span></text:p>
              </text:list-item>
              <text:list-item>
                <text:p text:style-name="P1"><text:span text:style-name="T5">Contrôle d'accès (ex. “private”) dans les classes,</text:span></text:p>
              </text:list-item>
              <text:list-item>
                <text:p text:style-name="P1"><text:span text:style-name="T5">Forward-declaration</text:span></text:p>
              </text:list-item>
            </text:list>
            <text:list text:style-name="L3">
              <text:list-item>
                <text:p text:style-name="P1"><text:span text:style-name="T5"><text:s/></text:span><text:span text:style-name="T5">Idiome PImpl (Pointer Implementation)</text:span></text:p>
              </text:list-item>
              <text:list-item>
                <text:p text:style-name="P1"><text:span text:style-name="T5"><text:s/></text:span><text:span text:style-name="T5">Utilisation d'un namespace “detail” pour séparer les détails d'implantation (ex. Boost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s in C++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<text:span text:style-name="T6">Masquage des dépendances ?</text:span></text:p>
            <text:p text:style-name="P1"><text:span text:style-name="T6"/></text:p>
            <text:p text:style-name="P1"><text:span text:style-name="T3">Contrôle d'accès “private” != Visilibité :</text:span></text:p>
            <text:list text:style-name="L1">
              <text:list-item>
                <text:p text:style-name="P1"><text:span text:style-name="T7">Insuffisant : l'inclusion des en-têtes est transitive et exposée aux clients</text:span></text:p>
              </text:list-item>
            </text:list>
            <text:p text:style-name="P1"><text:span text:style-name="T3"/></text:p>
            <text:p text:style-name="P2"><text:span text:style-name="T8"/></text:p>
            <text:p text:style-name="P1"><text:span text:style-name="T2"/></text:p>
          </draw:text-box>
        </draw:frame>
        <draw:frame draw:style-name="standard" draw:layer="layout" svg:width="14.098cm" svg:height="5.064cm" svg:x="1.452cm" svg:y="12.788cm">
          <table:table table:template-name="lightblue">
            <table:table-column table:style-name="co1"/>
            <table:table-row table:style-name="ro1">
              <table:table-cell table:style-name="ce1">
                <text:p><text:span text:style-name="T9">#include </text:span><text:span text:style-name="T10">&lt;</text:span><text:span text:style-name="T11">bar.hpp</text:span><text:span text:style-name="T10">&gt;</text:span></text:p>
                <text:p><text:span text:style-name="T12"/></text:p>
                <text:p><text:span text:style-name="T13">class</text:span><text:span text:style-name="T12"> foo </text:span><text:span text:style-name="T14">{</text:span></text:p>
                <text:p><text:span text:style-name="T15"><text:s text:c="8"/></text:span><text:span text:style-name="T13">private</text:span><text:span text:style-name="T15">:</text:span></text:p>
                <text:p><text:span text:style-name="T12"><text:s text:c="16"/></text:span><text:span text:style-name="T12">bar bar_</text:span><text:span text:style-name="T14">;</text:span></text:p>
                <text:p><text:span text:style-name="T12">};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s in C++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<text:span text:style-name="T6">Masquage des dépendances ?</text:span></text:p>
            <text:p text:style-name="P1"><text:span text:style-name="T6"/></text:p>
            <text:p text:style-name="P1"><text:span text:style-name="T3">Forward-declaration :</text:span></text:p>
            <text:list text:style-name="L1">
              <text:list-item>
                <text:p text:style-name="P1"><text:span text:style-name="T7">Insuffisant : les déclarations sont exposées aux clients</text:span></text:p>
              </text:list-item>
              <text:list-item>
                <text:p text:style-name="P1"><text:span text:style-name="T7">Contraignant : force l'utilisation de pointeur/référence</text:span></text:p>
              </text:list-item>
            </text:list>
            <text:p text:style-name="P1"><text:span text:style-name="T3"/></text:p>
            <text:p text:style-name="P1"><text:span text:style-name="T8"/></text:p>
          </draw:text-box>
        </draw:frame>
        <draw:frame draw:style-name="standard" draw:layer="layout" svg:width="14.098cm" svg:height="5.064cm" svg:x="1.531cm" svg:y="13.804cm">
          <table:table table:template-name="lightblue">
            <table:table-column table:style-name="co1"/>
            <table:table-row table:style-name="ro1">
              <table:table-cell table:style-name="ce1">
                <text:p><text:span text:style-name="T13">class</text:span><text:span text:style-name="T12"> bar</text:span><text:span text:style-name="T14">;</text:span></text:p>
                <text:p><text:span text:style-name="T12"/></text:p>
                <text:p><text:span text:style-name="T13">class</text:span><text:span text:style-name="T12"> foo </text:span><text:span text:style-name="T14">{</text:span></text:p>
                <text:p><text:span text:style-name="T15"><text:s text:c="8"/></text:span><text:span text:style-name="T13">private</text:span><text:span text:style-name="T15">:</text:span></text:p>
                <text:p><text:span text:style-name="T12"><text:s text:c="16"/></text:span><text:span text:style-name="T12">bar </text:span><text:span text:style-name="T16">&amp;</text:span><text:span text:style-name="T12"> bar_</text:span><text:span text:style-name="T14">;</text:span></text:p>
                <text:p><text:span text:style-name="T12">};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s in C++</text:p>
          </draw:text-box>
        </draw:frame>
        <draw:frame presentation:style-name="pr2" draw:text-style-name="P3" draw:layer="layout" svg:width="25.199cm" svg:height="12.179cm" svg:x="1.4cm" svg:y="4.915cm" presentation:class="subtitle" presentation:user-transformed="true">
          <draw:text-box>
            <text:p text:style-name="P1"><text:span text:style-name="T6">Masquage des dépendances ?</text:span></text:p>
            <text:p text:style-name="P1"><text:span text:style-name="T6"/></text:p>
            <text:p text:style-name="P1"><text:span text:style-name="T3">L'idiome “PImpl” (Pointer Implémentation) :</text:span></text:p>
            <text:list text:style-name="L1">
              <text:list-item>
                <text:p text:style-name="P1"><text:span text:style-name="T7">Masquage complet</text:span></text:p>
              </text:list-item>
              <text:list-item>
                <text:p text:style-name="P1"><text:span text:style-name="T7">Contraignant : force l'utilisation de pointeur/référence, sans type!</text:span></text:p>
              </text:list-item>
              <text:list-item>
                <text:p text:style-name="P1"><text:span text:style-name="T7">Lourd à mettre en oeuvre</text:span></text:p>
              </text:list-item>
            </text:list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2"><text:span text:style-name="T8"/></text:p>
            <text:p text:style-name="P1"><text:span text:style-name="T2"/></text:p>
          </draw:text-box>
        </draw:frame>
        <draw:frame draw:style-name="standard" draw:layer="layout" svg:width="14.098cm" svg:height="5.064cm" svg:x="1.452cm" svg:y="12.788cm">
          <table:table table:template-name="lightblue">
            <table:table-column table:style-name="co1"/>
            <table:table-row table:style-name="ro1">
              <table:table-cell table:style-name="ce1">
                <text:p><text:span text:style-name="T17">class</text:span> foo <text:span text:style-name="T18">{</text:span></text:p>
                <text:p><text:span text:style-name="T19"><text:s text:c="8"/></text:span><text:span text:style-name="T17">private</text:span><text:span text:style-name="T19">:</text:span></text:p>
                <text:p><text:s text:c="16"/><text:span text:style-name="T17">void</text:span> <text:span text:style-name="T20">*</text:span> pimpl_<text:span text:style-name="T18">;</text:span></text:p>
                <text:p>};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s in C++</text:p>
          </draw:text-box>
        </draw:frame>
        <draw:frame presentation:style-name="pr2" draw:text-style-name="P3" draw:layer="layout" svg:width="25.199cm" svg:height="12.179cm" svg:x="1.4cm" svg:y="4.915cm" presentation:class="subtitle" presentation:user-transformed="true">
          <draw:text-box>
            <text:p text:style-name="P5"><text:span text:style-name="T6">Le coupable 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s in C++</text:p>
          </draw:text-box>
        </draw:frame>
        <draw:frame presentation:style-name="pr2" draw:text-style-name="P6" draw:layer="layout" svg:width="25.199cm" svg:height="12.179cm" svg:x="1.4cm" svg:y="4.915cm" presentation:class="subtitle" presentation:user-transformed="true">
          <draw:text-box>
            <text:p text:style-name="P5"><text:span text:style-name="T6">Le coupable ?</text:span></text:p>
            <text:p text:style-name="P5"><text:span text:style-name="T6">Le préprocesseu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s in C++</text:p>
          </draw:text-box>
        </draw:frame>
        <draw:frame presentation:style-name="pr2" draw:text-style-name="P3" draw:layer="layout" svg:width="25.199cm" svg:height="12.179cm" svg:x="1.4cm" svg:y="4.915cm" presentation:class="subtitle" presentation:user-transformed="true">
          <draw:text-box>
            <text:p text:style-name="P1"><text:span text:style-name="T6">Effets indésirables du préprocesseur :</text:span></text:p>
            <text:list text:style-name="L5">
              <text:list-item>
                <text:p text:style-name="P1"><text:span text:style-name="T4">#include =&gt; pas de possibilité de contrôle ce qui est importé / rexporté aux clients, donc modularité incomplète / floue</text:span></text:p>
              </text:list-item>
              <text:list-item>
                <text:p text:style-name="P1"><text:span text:style-name="T4">Temps de compilation accrus par l'inclusion repétée des mêmes en-têtes pour chaque unité de compilation (compensé par l'utilisation des en-têtes précompilées)</text:span></text:p>
              </text:list-item>
              <text:list-item>
                <text:p text:style-name="P1"><text:span text:style-name="T4">Les macros polluent l'espace de nom (cf. la bibliothèque standard) et impactent jusqu'à la lisibilité des messages d'erreurs</text:span></text:p>
              </text:list-item>
              <text:list-item>
                <text:p text:style-name="P1"><text:span text:style-name="T4">Abus des macros (surtout en C)</text:span></text:p>
              </text:list-item>
              <text:list-item>
                <text:p text:style-name="P1"><text:span text:style-name="T4">IDE à la traîne (mauvaise indexation, outils de refactoring bloqués par les macros ...)</text:span></text:p>
              </text:list-item>
              <text:list-item>
                <text:p text:style-name="P1"><text:span text:style-name="T4">Include-guards == boilerplate</text:span></text:p>
              </text:list-item>
            </text:list>
            <text:p text:style-name="P1"><text:span text:style-name="T21"/></text:p>
            <text:list text:style-name="L6">
              <text:list-item>
                <text:p text:style-name="P1"><text:span text:style-name="T5">Aucune évolution pour palier à ces défauts : blocus du comité de standardisation (ex, même “#pragma once” est non-standard)</text:span></text:p>
              </text:list-item>
            </text:list>
            <text:list text:style-name="L2">
              <text:list-item>
                <text:p text:style-name="P1"><text:span text:style-name="T5">#if est indispensable pour l'écriture de code portab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s in C++</text:p>
          </draw:text-box>
        </draw:frame>
        <draw:frame presentation:style-name="pr2" draw:text-style-name="P3" draw:layer="layout" svg:width="25.199cm" svg:height="12.179cm" svg:x="1.4cm" svg:y="4.915cm" presentation:class="subtitle" presentation:user-transformed="true">
          <draw:text-box>
            <text:p text:style-name="P1"><text:span text:style-name="T6">Vers une évolution :</text:span></text:p>
            <text:list text:style-name="L2">
              <text:list-item>
                <text:p text:style-name="P1"><text:span text:style-name="T4">Comité de standardisation : “</text:span><text:span text:style-name="T22">SG2, Modules. Work on possible refinement or replacement for the header-based build model</text:span><text:span text:style-name="T4">”</text:span></text:p>
              </text:list-item>
            </text:list>
            <text:list text:style-name="L5">
              <text:list-item>
                <text:p text:style-name="P1"><text:span text:style-name="T4">Probablement pas pour C++17</text:span></text:p>
              </text:list-item>
            </text:list>
            <text:list text:style-name="L7">
              <text:list-item>
                <text:p text:style-name="P1"><text:span text:style-name="T4">L'implémentation précède la standardisation (ex. Clang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s in C++</text:p>
          </draw:text-box>
        </draw:frame>
        <draw:frame presentation:style-name="pr2" draw:text-style-name="P3" draw:layer="layout" svg:width="25.199cm" svg:height="12.179cm" svg:x="1.4cm" svg:y="4.915cm" presentation:class="subtitle" presentation:user-transformed="true">
          <draw:text-box>
            <text:p text:style-name="P1"><text:span text:style-name="T6">Comité de standardisation : </text:span><text:span text:style-name="T23"><text:a xlink:href="http://www.open-std.org/jtc1/sc22/wg21/docs/papers/2015/n4465.pdf" xlink:type="simple">Paper N4465</text:a></text:span></text:p>
            <text:p text:style-name="P1"><text:span text:style-name="T8"/></text:p>
            <text:p text:style-name="P1"><text:span text:style-name="T2"/></text:p>
          </draw:text-box>
        </draw:frame>
        <draw:frame draw:style-name="standard" draw:layer="layout" svg:width="14.098cm" svg:height="7.37cm" svg:x="1.412cm" svg:y="11.01cm">
          <table:table table:template-name="lightblue">
            <table:table-column table:style-name="co1"/>
            <table:table-row table:style-name="ro1">
              <table:table-cell table:style-name="ce1">
                <text:p><text:span text:style-name="T17">module</text:span> modfoo<text:span text:style-name="T18">;</text:span></text:p>
                <text:p/>
                <text:p><text:span text:style-name="T17">import</text:span> modbar<text:span text:style-name="T18">;</text:span></text:p>
                <text:p/>
                <text:p><text:span text:style-name="T17">export</text:span> <text:span text:style-name="T18">{</text:span></text:p>
                <text:p><text:s text:c="8"/><text:span text:style-name="T17">class</text:span> foo <text:span text:style-name="T18">{</text:span></text:p>
                <text:p><text:span text:style-name="T19"><text:s text:c="16"/></text:span><text:span text:style-name="T17">private</text:span><text:span text:style-name="T19">:</text:span></text:p>
                <text:p><text:s text:c="24"/>bar bar_<text:span text:style-name="T18">;</text:span></text:p>
                <text:p><text:s text:c="8"/><text:span text:style-name="T18">};</text:span></text:p>
                <text:p>}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s in C++</text:p>
          </draw:text-box>
        </draw:frame>
        <draw:frame presentation:style-name="pr2" draw:text-style-name="P3" draw:layer="layout" svg:width="25.199cm" svg:height="12.179cm" svg:x="1.4cm" svg:y="4.915cm" presentation:class="subtitle" presentation:user-transformed="true">
          <draw:text-box>
            <text:p text:style-name="P1"><text:span text:style-name="T6">Evolution en douceur avec </text:span><text:span text:style-name="T23"><text:a xlink:href="http://clang.llvm.org/docs/Modules.html" xlink:type="simple">Clang</text:a></text:span><text:span text:style-name="T6"> :</text:span></text:p>
            <text:list text:style-name="L2">
              <text:list-item>
                <text:p text:style-name="P1"><text:span text:style-name="T7">aucun changement dans le code source!</text:span></text:p>
              </text:list-item>
            </text:list>
            <text:p text:style-name="P1"><text:span text:style-name="T6"/></text:p>
            <text:p text:style-name="P1"><text:span text:style-name="T8"/></text:p>
            <text:p text:style-name="P1"><text:span text:style-name="T2"/></text:p>
          </draw:text-box>
        </draw:frame>
        <draw:frame draw:style-name="standard" draw:layer="layout" svg:width="25.186cm" svg:height="8.792cm" svg:x="1.412cm" svg:y="11.01cm">
          <table:table table:template-name="lightblue">
            <table:table-column table:style-name="co2"/>
            <table:table-row table:style-name="ro1">
              <table:table-cell table:style-name="ce1">
                <text:p><text:span text:style-name="T24">module</text:span><text:span text:style-name="T25"> modfoo</text:span><text:span text:style-name="T26">;</text:span><text:span text:style-name="T27"> </text:span><text:span text:style-name="T28">// déclaré dans fichier xxx.modulemap</text:span></text:p>
                <text:p/>
                <text:p><text:span text:style-name="T29">import</text:span><text:span text:style-name="T30"> </text:span><text:span text:style-name="T31">modbar</text:span><text:span text:style-name="T32">;</text:span></text:p>
                <text:p><text:span text:style-name="T33">#include </text:span><text:span text:style-name="T34">&lt;</text:span><text:span text:style-name="T35">bar.hpp</text:span><text:span text:style-name="T34">&gt; </text:span><text:span text:style-name="T36">// interprété comme</text:span><text:span text:style-name="T34"> </text:span><text:span text:style-name="T17">import</text:span> modbar<text:span text:style-name="T18">; </text:span><text:span text:style-name="T36">si fichier xxx.modulemap présent</text:span></text:p>
                <text:p/>
                <text:p><text:span text:style-name="T29">export</text:span><text:span text:style-name="T37"> </text:span><text:span text:style-name="T38">{</text:span><text:span text:style-name="T18"> </text:span><text:span text:style-name="T28">// implicite</text:span></text:p>
                <text:p><text:s text:c="8"/><text:span text:style-name="T17">class</text:span> foo <text:span text:style-name="T18">{</text:span></text:p>
                <text:p><text:span text:style-name="T19"><text:s text:c="16"/></text:span><text:span text:style-name="T17">private</text:span><text:span text:style-name="T19">:</text:span></text:p>
                <text:p><text:s text:c="24"/>bar bar_<text:span text:style-name="T18">;</text:span></text:p>
                <text:p><text:s text:c="8"/><text:span text:style-name="T18">};</text:span></text:p>
                <text:p><text:span text:style-name="T37">}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s in C++</text:p>
          </draw:text-box>
        </draw:frame>
        <draw:frame presentation:style-name="pr2" draw:text-style-name="P3" draw:layer="layout" svg:width="25.199cm" svg:height="12.179cm" svg:x="1.4cm" svg:y="4.915cm" presentation:class="subtitle" presentation:user-transformed="true">
          <draw:text-box>
            <text:p text:style-name="P1"><text:span text:style-name="T6">Evolution en douceur avec </text:span><text:span text:style-name="T23"><text:a xlink:href="http://clang.llvm.org/docs/Modules.html" xlink:type="simple">Clang</text:a></text:span><text:span text:style-name="T6"> :</text:span></text:p>
            <text:list text:style-name="L8">
              <text:list-item>
                <text:p text:style-name="P1"><text:span text:style-name="T7"><text:s/></text:span><text:span text:style-name="T7">aucun changement dans le code source!</text:span></text:p>
              </text:list-item>
              <text:list-item>
                <text:p text:style-name="P1"><text:span text:style-name="T7"><text:s/></text:span><text:span text:style-name="T7">simples ajout de fichiers xxx.modulemap à côté des en-têtes</text:span></text:p>
              </text:list-item>
            </text:list>
            <text:p text:style-name="P1"><text:span text:style-name="T6"/></text:p>
            <text:p text:style-name="P1"><text:span text:style-name="T8"/></text:p>
            <text:p text:style-name="P1"><text:span text:style-name="T2"/></text:p>
          </draw:text-box>
        </draw:frame>
        <draw:frame draw:style-name="standard" draw:layer="layout" svg:width="25.186cm" svg:height="7.37cm" svg:x="1.305cm" svg:y="11.634cm">
          <table:table table:template-name="lightblue">
            <table:table-column table:style-name="co2"/>
            <table:table-row table:style-name="ro1">
              <table:table-cell table:style-name="ce2">
                <text:p><text:span text:style-name="T39">module modfoo </text:span><text:span text:style-name="T27">{</text:span></text:p>
                <text:p><text:span text:style-name="T39"><text:s text:c="8"/></text:span><text:span text:style-name="T39">header </text:span><text:span text:style-name="T40">"</text:span><text:span text:style-name="T41">foo.hpp</text:span><text:span text:style-name="T40">"</text:span></text:p>
                <text:p><text:span text:style-name="T39"><text:s text:c="8"/></text:span><text:span text:style-name="T39">link </text:span><text:span text:style-name="T40">"</text:span><text:span text:style-name="T41">foo</text:span><text:span text:style-name="T40">" </text:span><text:span text:style-name="T42">// autolinking - #pragma comment(lib, “foo”)</text:span></text:p>
                <text:p><text:span text:style-name="T39"><text:s text:c="8"/></text:span><text:span text:style-name="T39">use modbar</text:span></text:p>
                <text:p><text:span text:style-name="T39">}</text:span></text:p>
                <text:p><text:span text:style-name="T39"/></text:p>
                <text:p><text:span text:style-name="T39">module modbar </text:span><text:span text:style-name="T27">{</text:span></text:p>
                <text:p><text:span text:style-name="T39"><text:s text:c="8"/></text:span><text:span text:style-name="T39">header </text:span><text:span text:style-name="T40">"</text:span><text:span text:style-name="T41">bar.hpp</text:span><text:span text:style-name="T40">"</text:span></text:p>
                <text:p><text:span text:style-name="T39"><text:s text:c="8"/></text:span><text:span text:style-name="T39">link </text:span><text:span text:style-name="T40">"</text:span><text:span text:style-name="T41">bar</text:span><text:span text:style-name="T40">" </text:span><text:span text:style-name="T42">// autolinking - #pragma comment(lib, “bar”)</text:span></text:p>
                <text:p><text:span text:style-name="T39">}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s in C++</text:p>
          </draw:text-box>
        </draw:frame>
        <draw:frame presentation:style-name="pr2" draw:text-style-name="P3" draw:layer="layout" svg:width="25.199cm" svg:height="12.179cm" svg:x="1.4cm" svg:y="4.915cm" presentation:class="subtitle" presentation:user-transformed="true">
          <draw:text-box>
            <text:p text:style-name="P1"><text:span text:style-name="T6">Evolution en douceur avec </text:span><text:span text:style-name="T23"><text:a xlink:href="http://clang.llvm.org/docs/Modules.html" xlink:type="simple">Clang</text:a></text:span><text:span text:style-name="T6"> :</text:span></text:p>
            <text:list text:style-name="L2">
              <text:list-item>
                <text:p text:style-name="P1"><text:span text:style-name="T7">aucun changement dans le code source!</text:span></text:p>
              </text:list-item>
              <text:list-item>
                <text:p text:style-name="P1"><text:span text:style-name="T7">simples ajouts de fichiers xxx.modulemap</text:span></text:p>
              </text:list-item>
              <text:list-item>
                <text:p text:style-name="P1"><text:span text:style-name="T7">implémenté par évolution de la technique de pré-compilation des en-têtes (AST sérialisé, indexé, chargement partiel au besoin)</text:span></text:p>
              </text:list-item>
              <text:list-item>
                <text:p text:style-name="P1"><text:span text:style-name="T7">aucun changement dans le build system : totalement transparent, cache géré par clang. Un seul flag pour activer : -fmodule</text:span></text:p>
              </text:list-item>
            </text:list>
            <text:list text:style-name="L9">
              <text:list-item>
                <text:p text:style-name="P1"><text:span text:style-name="T7">déployer les fichiers modulemap</text:span></text:p>
              </text:list-item>
            </text:list>
            <text:p text:style-name="P1"><text:span text:style-name="T4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an Boule</meta:initial-creator>
    <meta:creation-date>2015-06-22T15:25:30.076583369</meta:creation-date>
    <meta:generator>LibreOffice/4.3.7.2$Linux_X86_64 LibreOffice_project/430m0$Build-2</meta:generator>
    <dc:date>2015-06-23T23:14:12.126937769</dc:date>
    <dc:creator>Johan Boule</dc:creator>
    <meta:editing-duration>PT3H23M38S</meta:editing-duration>
    <meta:editing-cycles>106</meta:editing-cycles>
    <meta:document-statistic meta:object-count="99"/>
  </office:meta>
</office:document-meta>
</file>